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94.5pt" svg:y="109.5pt">
            <loext:p draw:notify-on-update-of-ranges="Sheet1.A1:Sheet1.A6 Sheet1.B1:Sheet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8" calcext:value-type="float">
            <text:p>0.0028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56" calcext:value-type="float">
            <text:p>0.00256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48" calcext:value-type="float">
            <text:p>0.00248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23" calcext:value-type="float">
            <text:p>0.0023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21" calcext:value-type="float">
            <text:p>0.0021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2" calcext:value-type="float">
            <text:p>0.002</text:p>
          </table:table-cell>
          <table:table-cell table:number-columns-repeated="9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10"/>
          <table:table-cell table:formula="of:=169+256" office:value-type="float" office:value="425" calcext:value-type="float">
            <text:p>4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/00/0000</text:date>, <text:time style:data-style-name="N2" text:time-value="08:37:05.303568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7:42:40.365828300</meta:creation-date>
    <meta:editing-duration>P1DT19H34M34S</meta:editing-duration>
    <meta:editing-cycles>8</meta:editing-cycles>
    <meta:generator>LibreOffice/5.1.6.2$Linux_X86_64 LibreOffice_project/10m0$Build-2</meta:generator>
    <dc:date>2018-11-01T16:11:28.012923923</dc:date>
    <meta:document-statistic meta:table-count="1" meta:cell-count="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943cm" svg:y="0.316cm" chart:style-name="ch2">
          <text:p>Производительность коммуникационной сети</text:p>
        </chart:title>
        <chart:plot-area chart:style-name="ch3" table:cell-range-address="Sheet1.A1:Sheet1.B6" svg:x="1.643cm" svg:y="1.589cm" svg:width="14.037cm" svg:height="5.938cm">
          <chartooo:coordinate-region svg:x="3.012cm" svg:y="1.776cm" svg:width="12.361cm" svg:height="5.128cm"/>
          <chart:axis chart:dimension="x" chart:name="primary-x" chart:style-name="ch4">
            <chart:title svg:x="6.641cm" svg:y="7.707cm" chart:style-name="ch5">
              <text:p>количество ядер</text:p>
            </chart:title>
          </chart:axis>
          <chart:axis chart:dimension="y" chart:name="primary-y" chart:style-name="ch4">
            <chart:title svg:x="0.451cm" svg:y="5.545cm" chart:style-name="ch6">
              <text:p>ГБ./сек.</text:p>
            </chart:title>
            <chart:grid chart:style-name="ch7" chart:class="major"/>
          </chart:axis>
          <chart:series chart:style-name="ch8" chart:values-cell-range-address="Sheet1.B1:Sheet1.B6" chart:class="chart:scatter">
            <chart:domain table:cell-range-address="Sheet1.A1:Sheet1.A6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:Sheet1.A6</svg:desc>
                </draw:g>
              </table:table-cell>
              <table:table-cell office:value-type="float" office:value="0.0028">
                <text:p>0.0028</text:p>
                <draw:g>
                  <svg:desc>Sheet1.B1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256">
                <text:p>0.00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248">
                <text:p>0.00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